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Heading_20_3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oteutusdokumentti</text:h>
      <text:p text:style-name="Standard"/>
      <text:h text:style-name="Heading_20_2" text:outline-level="2">Ohjelman yleisrakenne</text:h>
      <text:p text:style-name="Text_20_body"/>
      <text:h text:style-name="Heading_20_3" text:outline-level="3">UI</text:h>
      <text:p text:style-name="Text_20_body"><text:span text:style-name="T1">Syotteenlukija</text:span>: Toistaiseksi tekstipohjainen käyttöliittymä, joka viittaa suoraan koodinkaantaja- ja tiedostonlukija-luokkiin</text:p>
      <text:p text:style-name="Text_20_body"/>
      <text:h text:style-name="Heading_20_3" text:outline-level="3">Tietorakenteet</text:h>
      <text:p text:style-name="Text_20_body"><text:span text:style-name="T1">LinkitettyLista</text:span>: Luokka jonka tarkoituksena on korvata LinkedList-tietorakenne. Käytää hyväkseen Solmu-luokkaa.</text:p>
      <text:p text:style-name="P1">Solmu: <text:span text:style-name="T2">Luokka jota käytetään avuksi LinkitettyLista-luokassa. Solmut sisältävät tiedon edellisistä ja seuraavista solmuista, sekä siihen liitetyn tiedon Object-muodossa.</text:span></text:p>
      <text:p text:style-name="P1">Frekvenssiolio<text:span text:style-name="T2">: Luokka joka sisältää Character tyyppisen yksilöivän tiedon, ja sille liitetyn lukuarvon, jota voidaan tarpeen mukaan kasvattaa</text:span></text:p>
      <text:p text:style-name="P1"><text:span text:style-name="T2"/></text:p>
      <text:h text:style-name="P2" text:outline-level="3">Tekstinkäsittely</text:h>
      <text:p text:style-name="Text_20_body"><text:span text:style-name="T1">Analysoija: </text:span><text:span text:style-name="T2">Analysoi sille annetun tekstin kirjainten määrät. Käyttää Frekvenssiolioita, HashMappia ja PriorityQueueta.</text:span></text:p>
      <text:p text:style-name="P1">Frekvenssitiedot: <text:span text:style-name="T2">Antaa LinkitettyLista-muodossa tiedot kielen kirjaimista yleisyysjärjestyksessä. Tuntee vain LinkitetynListan</text:span></text:p>
      <text:p text:style-name="P1">Kirjaintenvaihtaja: <text:span text:style-name="T2">Vaihtaa tekstin kirjaimia sille annettujen ohjeiden perusteella. Käyttää TreeMappia.</text:span></text:p>
      <text:p text:style-name="P1">Koodinkaantaja: <text:span text:style-name="T2">Toimii pääluokkana hakien yleisyystiedot ja antaen niiden perusteella kääntämiskomennot. Tuntee luokat Kirjaintenvaihtaja, Analysoija, Frekvenssitiedot. Sekä tietorakenteet LinkitettyLista, Frekvenssiolio, PriorityQueue, TreeMap ja TreeSet.</text:span></text:p>
      <text:p text:style-name="P1">Tiedostonlukija: <text:span text:style-name="T2">Hakee tiedoston sisältämän tekstin.</text:span>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2S</meta:editing-duration>
    <meta:editing-cycles>3</meta:editing-cycles>
    <meta:generator>OpenOffice/4.0.1$Win32 OpenOffice.org_project/401m5$Build-9714</meta:generator>
    <dc:date>2015-08-20T22:03:37.15</dc:date>
    <meta:document-statistic meta:table-count="0" meta:image-count="0" meta:object-count="0" meta:page-count="1" meta:paragraph-count="14" meta:word-count="121" meta:character-count="1276"/>
    <dc:creator>Tony Leppäkoski</dc:creator>
    <meta:user-defined meta:name="Info 1"/>
    <meta:user-defined meta:name="Info 2"/>
    <meta:user-defined meta:name="Info 3"/>
    <meta:user-defined meta:name="Info 4"/>
  </office:meta>
</office:document-meta>
</file>